
<file path=META-INF/manifest.xml><?xml version="1.0" encoding="utf-8"?>
<manifest:manifest xmlns:office="urn:oasis:names:tc:opendocument:xmlns:office:1.0" xmlns:text="urn:oasis:names:tc:opendocument:xmlns:text:1.0" xmlns:fo="urn:oasis:names:tc:opendocument:xmlns:xsl-fo-compatible:1.0" xmlns:style="urn:oasis:names:tc:opendocument:xmlns:style:1.0" xmlns:meta="urn:oasis:names:tc:opendocument:xmlns:meta:1.0" xmlns:table="urn:oasis:names:tc:opendocument:xmlns:table:1.0" xmlns:manifest="urn:oasis:names:tc:opendocument:xmlns:manifest:1.0" xmlns:draw="urn:oasis:names:tc:opendocument:xmlns:drawing:1.0" xmlns:presentation="urn:oasis:names:tc:opendocument:xmlns:presentation:1.0" xmlns:chart="urn:oasis:names:tc:opendocument:xmlns:chart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fo="urn:oasis:names:tc:opendocument:xmlns:xsl-fo-compatible:1.0" xmlns:style="urn:oasis:names:tc:opendocument:xmlns:style:1.0" xmlns:meta="urn:oasis:names:tc:opendocument:xmlns:meta:1.0" xmlns:manifest="urn:oasis:names:tc:opendocument:xmlns:manifest:1.0" office:version="1.2">
  <office:automatic-styles/>
  <office:body>
    <office:text>
      <text:h text:outline-level="1" text:style-name="heading-1">Header</text:h>
      <text:p text:style-name="normal-paragraph"><text:span>A paragraph.</text:span></text:p>
      <text:p text:style-name="normal-paragraph"><text:span>Python code:</text:span></text:p>
      <text:p text:style-name="code"><text:span>&gt;&gt;&gt; print("Hello world!")</text:span><text:line-break/><text:span>Hello world!</text:span></text:p>
      <text:p text:style-name="normal-paragraph"><text:span>JavaScript code:</text:span></text:p>
      <text:p text:style-name="code"><text:span>console.log("Hello world!");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fo="urn:oasis:names:tc:opendocument:xmlns:xsl-fo-compatible:1.0" xmlns:style="urn:oasis:names:tc:opendocument:xmlns:style:1.0" xmlns:meta="urn:oasis:names:tc:opendocument:xmlns:meta:1.0" xmlns:manifest="urn:oasis:names:tc:opendocument:xmlns:manifest:1.0" office:version="1.2">
  <office:styles>
    <text:list-style style:display-name="_numbered_list" style:name="_numbered_list">
      <text:list-level-style-number style:num-format="1" text:display-levels="1" style:num-suffix=". " text:level="1">
        <style:list-level-properties text:list-level-position-and-space-mode="label-alignment">
          <style:list-level-label-alignment text:label-followed-by="listtab" fo:margin-left="1.27cm" fo:text-indent="-0.635cm" text:list-tab-stop-position="1.27cm"/>
        </style:list-level-properties>
      </text:list-level-style-number>
    </text:list-style>
    <style:style style:family="text" style:name="bold" style:display-name="bold">
      <style:text-properties fo:font-size="12pt" fo:font-weight="bold"/>
    </style:style>
    <style:style style:family="paragraph" style:name="code" style:display-name="code">
      <style:text-properties fo:font-family="Courier New" fo:font-size="10pt" fo:font-weight="bold" fo:color="#555555"/>
      <style:paragraph-properties fo:margin-bottom=".5cm"/>
    </style:style>
    <style:style style:family="paragraph" style:name="heading-1" style:display-name="heading-1">
      <style:text-properties fo:font-size="24pt" fo:font-weight="bold"/>
      <style:paragraph-properties fo:margin-bottom=".5cm"/>
    </style:style>
    <style:style style:family="paragraph" style:name="heading-2" style:display-name="heading-2">
      <style:text-properties fo:font-size="22pt" fo:font-weight="bold"/>
      <style:paragraph-properties fo:margin-bottom=".5cm"/>
    </style:style>
    <style:style style:family="paragraph" style:name="heading-3" style:display-name="heading-3">
      <style:text-properties fo:font-size="20pt" fo:font-weight="bold"/>
      <style:paragraph-properties fo:margin-bottom=".5cm"/>
    </style:style>
    <style:style style:family="paragraph" style:name="heading-4" style:display-name="heading-4">
      <style:text-properties fo:font-size="18pt" fo:font-weight="bold"/>
      <style:paragraph-properties fo:margin-bottom=".5cm"/>
    </style:style>
    <style:style style:family="paragraph" style:name="heading-5" style:display-name="heading-5">
      <style:text-properties fo:font-size="16pt" fo:font-weight="bold"/>
      <style:paragraph-properties fo:margin-bottom=".5cm"/>
    </style:style>
    <style:style style:family="paragraph" style:name="heading-6" style:display-name="heading-6">
      <style:text-properties fo:font-size="14pt" fo:font-weight="bold"/>
      <style:paragraph-properties fo:margin-bottom=".5cm"/>
    </style:style>
    <style:style style:family="text" style:name="inline-code" style:display-name="inline-code">
      <style:text-properties fo:font-family="Courier New" fo:font-size="10pt" fo:font-weight="bold" fo:color="#555555"/>
    </style:style>
    <style:style style:family="text" style:name="italic" style:display-name="italic">
      <style:text-properties fo:font-size="12pt" fo:font-style="italic"/>
    </style:style>
    <style:style style:family="paragraph" style:name="list-paragraph" style:display-name="list-paragraph">
      <style:text-properties fo:font-size="12pt"/>
      <style:paragraph-properties fo:margin-bottom=".1cm"/>
    </style:style>
    <style:style style:family="paragraph" style:name="normal-paragraph" style:display-name="normal-paragraph">
      <style:text-properties fo:font-size="12pt"/>
      <style:paragraph-properties fo:margin-bottom="0.25cm"/>
    </style:style>
    <style:style style:family="text" style:name="normal-text" style:display-name="normal-text">
      <style:text-properties fo:font-size="12pt"/>
    </style:style>
    <style:style style:family="paragraph" style:name="numbered-list-paragraph" style:display-name="numbered-list-paragraph">
      <style:text-properties fo:font-size="12pt"/>
      <style:paragraph-properties fo:margin-bottom=".1cm"/>
    </style:style>
    <style:style style:family="paragraph" style:name="quote" style:display-name="quote">
      <style:text-properties fo:font-size="12pt" fo:font-style="italic"/>
      <style:paragraph-properties fo:margin-bottom=".5cm"/>
    </style:style>
    <style:style style:family="paragraph" style:name="sublist-paragraph" style:display-name="sublist-paragraph">
      <style:text-properties fo:font-size="12pt"/>
      <style:paragraph-properties fo:margin-bottom=".1cm"/>
    </style:style>
    <style:style style:family="text" style:name="url" style:display-name="url">
      <style:text-properties fo:font-size="12pt" fo:font-weight="bold" fo:font-family="Courier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fo="urn:oasis:names:tc:opendocument:xmlns:xsl-fo-compatible:1.0" xmlns:style="urn:oasis:names:tc:opendocument:xmlns:style:1.0" xmlns:meta="urn:oasis:names:tc:opendocument:xmlns:meta:1.0" xmlns:table="urn:oasis:names:tc:opendocument:xmlns:table:1.0" xmlns:manifest="urn:oasis:names:tc:opendocument:xmlns:manifest:1.0" xmlns:draw="urn:oasis:names:tc:opendocument:xmlns:drawing:1.0" xmlns:presentation="urn:oasis:names:tc:opendocument:xmlns:presentation:1.0" xmlns:chart="urn:oasis:names:tc:opendocument:xmlns:chart:1.0" office:version="1.2">
  <office:meta>
    <meta:generator>ODFPY/1.3.0dev</meta:generator>
  </office:meta>
</office:document-meta>
</file>